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8cm"/>
    </style:style>
    <style:style style:name="gr3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2cm" fo:min-width="0cm"/>
    </style:style>
    <style:style style:name="gr8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4.95cm" fo:min-width="10.1cm"/>
    </style:style>
    <style:style style:name="gr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11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9cm" fo:min-width="0cm"/>
    </style:style>
    <style:style style:name="gr16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1.348cm"/>
    </style:style>
    <style:style style:name="gr18" style:family="graphic">
      <style:graphic-properties style:protect="size"/>
    </style:style>
    <style:style style:name="gr19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20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21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22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23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35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92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19cm"/>
    </style:style>
    <style:style style:name="gr27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28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463cm"/>
    </style:style>
    <style:style style:name="gr30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788cm"/>
    </style:style>
    <style:style style:name="gr32" style:family="graphic" style:parent-style-name="Default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33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812cm" fo:min-width="0cm"/>
    </style:style>
    <style:style style:name="gr34" style:family="graphic" style:parent-style-name="Default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3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11cm" fo:min-width="1.463cm"/>
    </style:style>
    <style:style style:name="gr37" style:family="graphic" style:parent-style-name="Object_20_without_20_fill_5f_1">
      <style:graphic-properties draw:stroke="dash" draw:stroke-dash="Fine_20_Dashed" draw:marker-end="Arrow" draw:marker-end-width="0.3cm" draw:fill="none" draw:textarea-vertical-align="middle"/>
    </style:style>
    <style:style style:name="gr38" style:family="graphic" style:parent-style-name="Default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39" style:family="graphic" style:parent-style-name="Default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40" style:family="graphic" style:parent-style-name="Default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4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11cm" fo:min-width="1.788cm"/>
    </style:style>
    <style:style style:name="gr42" style:family="graphic" style:parent-style-name="Default_5f_1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43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false" fo:min-height="1.812cm" fo:min-width="0cm"/>
    </style:style>
    <style:style style:name="gr44" style:family="graphic" style:parent-style-name="Default_5f_1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45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46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111cm" fo:min-width="1.463cm"/>
    </style:style>
    <style:style style:name="gr47" style:family="graphic" style:parent-style-name="Object_20_without_20_fill_5f_1_5f_1">
      <style:graphic-properties draw:stroke="dash" draw:stroke-dash="Fine_20_Dashed" draw:marker-end="Arrow" draw:marker-end-width="0.3cm" draw:fill="none" draw:textarea-vertical-align="middle"/>
    </style:style>
    <style:style style:name="gr48" style:family="graphic" style:parent-style-name="Default_5f_1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49" style:family="graphic" style:parent-style-name="Default_5f_1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50" style:family="graphic" style:parent-style-name="Default_5f_1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5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111cm" fo:min-width="1.788cm"/>
    </style:style>
    <style:style style:name="gr52" style:family="graphic" style:parent-style-name="Default_5f_2">
      <style:graphic-properties draw:textarea-horizontal-align="justify" draw:textarea-vertical-align="middle" draw:auto-grow-height="false" fo:min-height="0cm" fo:min-width="0cm"/>
    </style:style>
    <style:style style:name="gr53" style:family="graphic" style:parent-style-name="Default_5f_1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9fcf" draw:opacity="5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729fcf" draw:opacity="50%"/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color="#ce181e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2a6099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3" draw:layer="layout" svg:width="4.1cm" svg:height="3.1cm" svg:x="1.2cm" svg:y="2.198cm">
          <text:p text:style-name="P1">BAM</text:p>
          <text:p text:style-name="P1">CRAM</text:p>
          <text:p text:style-name="P2">mpileup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098cm" svg:height="0.962cm" svg:x="2.202cm" svg:y="1.236cm">
          <draw:text-box>
            <text:p>DATA</text:p>
          </draw:text-box>
        </draw:frame>
        <draw:custom-shape draw:style-name="gr3" draw:text-style-name="P5" draw:layer="layout" svg:width="4.1cm" svg:height="3.1cm" svg:x="6.8cm" svg:y="2.199cm">
          <text:p text:style-name="P1">BAM’</text:p>
          <text:p text:style-name="P1">CRAM’</text:p>
          <text:p text:style-name="P2">mpileup’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191cm" svg:height="0.962cm" svg:x="7.702cm" svg:y="1.237cm">
          <draw:text-box>
            <text:p>DATA’</text:p>
          </draw:text-box>
        </draw:frame>
        <draw:line draw:style-name="gr5" draw:text-style-name="P6" draw:layer="layout" svg:x1="5.3cm" svg:y1="3.698cm" svg:x2="6.8cm" svg:y2="3.698cm">
          <text:p/>
        </draw:line>
        <draw:custom-shape draw:style-name="gr6" draw:text-style-name="P5" draw:layer="layout" svg:width="4.1cm" svg:height="3.1cm" svg:x="12.4cm" svg:y="2.2cm">
          <text:p text:style-name="P1">.glf.gz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498cm" svg:height="2.062cm" svg:x="12.802cm" svg:y="0.538cm">
          <draw:text-box>
            <text:p text:style-name="P2">Genotype likelihoods</text:p>
          </draw:text-box>
        </draw:frame>
        <draw:line draw:style-name="gr5" draw:text-style-name="P6" draw:layer="layout" svg:x1="10.9cm" svg:y1="3.699cm" svg:x2="12.4cm" svg:y2="3.699cm">
          <text:p/>
        </draw:line>
        <draw:custom-shape draw:style-name="gr8" draw:text-style-name="P6" draw:layer="layout" svg:width="10.6cm" svg:height="5.2cm" svg:x="0.8cm" svg:y="0.9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6.5cm" svg:y1="3.699cm" svg:x2="18cm" svg:y2="3.699cm">
          <text:p/>
        </draw:line>
        <draw:custom-shape draw:style-name="gr10" draw:text-style-name="P5" draw:layer="layout" svg:width="4.1cm" svg:height="3.1cm" svg:x="18cm" svg:y="2.201cm">
          <text:p text:style-name="P1">.geno.gz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498cm" svg:height="2.062cm" svg:x="18.402cm" svg:y="0.539cm">
          <draw:text-box>
            <text:p text:style-name="P2">Genotype calling</text:p>
          </draw:text-box>
        </draw:frame>
        <draw:custom-shape draw:style-name="gr11" draw:text-style-name="P5" draw:layer="layout" svg:width="4.1cm" svg:height="3.1cm" svg:x="21.7cm" svg:y="7.102cm">
          <text:p text:style-name="P1">.mafs.gz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3.898cm" svg:height="2.384cm" svg:x="21.902cm" svg:y="5.44cm">
          <draw:text-box>
            <text:p text:style-name="P2">Allele frequencies</text:p>
          </draw:text-box>
        </draw:frame>
        <draw:line draw:style-name="gr5" draw:text-style-name="P6" draw:layer="layout" svg:x1="14.6cm" svg:y1="5.3cm" svg:x2="21.8cm" svg:y2="8.8cm">
          <text:p/>
        </draw:line>
        <draw:line draw:style-name="gr9" draw:text-style-name="P6" draw:layer="layout" svg:x1="14.6cm" svg:y1="5.3cm" svg:x2="20.2cm" svg:y2="6.8cm">
          <text:p/>
        </draw:line>
        <draw:line draw:style-name="gr9" draw:text-style-name="P6" draw:layer="layout" svg:x1="21.7cm" svg:y1="8.8cm" svg:x2="20.2cm" svg:y2="6.8cm">
          <text:p/>
        </draw:line>
        <draw:line draw:style-name="gr5" draw:text-style-name="P6" draw:layer="layout" svg:x1="20.2cm" svg:y1="6.8cm" svg:x2="20.2cm" svg:y2="5.301cm">
          <text:p/>
        </draw:line>
        <draw:custom-shape draw:style-name="gr13" draw:text-style-name="P2" draw:layer="layout" svg:width="0.2cm" svg:height="0.2cm" svg:x="20.1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4.1cm" svg:height="3.1cm" svg:x="13.8cm" svg:y="9.403cm">
          <text:p text:style-name="P1">.mafs.gz</text:p>
          <text:p text:style-name="P1">.geno.gz</text:p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3.898cm" svg:height="1.059cm" svg:x="13.8cm" svg:y="12.541cm">
          <draw:text-box>
            <text:p text:style-name="P2">SNP calling</text:p>
          </draw:text-box>
        </draw:frame>
        <draw:line draw:style-name="gr16" draw:text-style-name="P6" draw:layer="layout" svg:x1="21.7cm" svg:y1="8.8cm" svg:x2="17.9cm" svg:y2="11cm">
          <text:p/>
        </draw:line>
        <draw:line draw:style-name="gr5" draw:text-style-name="P6" draw:layer="layout" svg:x1="14.6cm" svg:y1="5.3cm" svg:x2="15.6cm" svg:y2="7.8cm">
          <text:p/>
        </draw:line>
        <draw:line draw:style-name="gr9" draw:text-style-name="P6" draw:layer="layout" svg:x1="21.7cm" svg:y1="8.8cm" svg:x2="15.6cm" svg:y2="7.8cm">
          <text:p/>
        </draw:line>
        <draw:custom-shape draw:style-name="gr13" draw:text-style-name="P2" draw:layer="layout" svg:width="0.2cm" svg:height="0.2cm" svg:x="15.501cm" svg:y="7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20.2cm" svg:y1="5.3cm" svg:x2="15.6cm" svg:y2="7.8cm">
          <text:p/>
        </draw:line>
        <draw:line draw:style-name="gr5" draw:text-style-name="P6" draw:layer="layout" svg:x1="15.6cm" svg:y1="7.8cm" svg:x2="15.6cm" svg:y2="9.403cm">
          <text:p/>
        </draw:line>
        <draw:frame draw:style-name="gr17" draw:text-style-name="P8" draw:layer="layout" svg:width="1.848cm" svg:height="2.471cm" svg:x="5.2cm" svg:y="1cm">
          <draw:text-box>
            <text:p><text:span text:style-name="T1">-bam</text:span></text:p>
            <text:p><text:span text:style-name="T1">-ref</text:span></text:p>
            <text:p><text:span text:style-name="T1">-out</text:span></text:p>
            <text:p><text:span text:style-name="T1">-minQ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5" draw:layer="layout" svg:width="4.1cm" svg:height="3.1cm" svg:x="1.2cm" svg:y="2.198cm">
          <text:p text:style-name="P1">BAM</text:p>
          <text:p text:style-name="P1">CRAM</text:p>
          <text:p text:style-name="P2">mpileup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098cm" svg:height="0.962cm" svg:x="2.202cm" svg:y="1.236cm">
          <draw:text-box>
            <text:p>DATA</text:p>
          </draw:text-box>
        </draw:frame>
        <draw:custom-shape draw:style-name="gr19" draw:text-style-name="P5" draw:layer="layout" svg:width="4.1cm" svg:height="3.1cm" svg:x="6.8cm" svg:y="2.199cm">
          <text:p text:style-name="P1">BAM’</text:p>
          <text:p text:style-name="P1">CRAM’</text:p>
          <text:p text:style-name="P2">mpileup’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191cm" svg:height="0.962cm" svg:x="7.702cm" svg:y="1.237cm">
          <draw:text-box>
            <text:p>DATA’</text:p>
          </draw:text-box>
        </draw:frame>
        <draw:line draw:style-name="gr5" draw:text-style-name="P6" draw:layer="layout" svg:x1="5.3cm" svg:y1="3.698cm" svg:x2="6.8cm" svg:y2="3.698cm">
          <text:p/>
        </draw:line>
        <draw:custom-shape draw:style-name="gr20" draw:text-style-name="P5" draw:layer="layout" svg:width="4.1cm" svg:height="3.1cm" svg:x="12.4cm" svg:y="2.2cm">
          <text:p text:style-name="P1">.glf.gz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498cm" svg:height="2.062cm" svg:x="12.802cm" svg:y="0.538cm">
          <draw:text-box>
            <text:p text:style-name="P2">Genotype likelihoods</text:p>
          </draw:text-box>
        </draw:frame>
        <draw:line draw:style-name="gr5" draw:text-style-name="P6" draw:layer="layout" svg:x1="10.9cm" svg:y1="3.699cm" svg:x2="12.4cm" svg:y2="3.699cm">
          <text:p/>
        </draw:line>
        <draw:custom-shape draw:style-name="gr8" draw:text-style-name="P6" draw:layer="layout" svg:width="10.6cm" svg:height="5.2cm" svg:x="0.8cm" svg:y="0.9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6.5cm" svg:y1="3.699cm" svg:x2="18cm" svg:y2="3.699cm">
          <text:p/>
        </draw:line>
        <draw:custom-shape draw:style-name="gr21" draw:text-style-name="P5" draw:layer="layout" svg:width="4.1cm" svg:height="3.1cm" svg:x="18cm" svg:y="2.201cm">
          <text:p text:style-name="P1">.geno.gz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498cm" svg:height="2.062cm" svg:x="18.402cm" svg:y="0.539cm">
          <draw:text-box>
            <text:p text:style-name="P2">Genotype calling</text:p>
          </draw:text-box>
        </draw:frame>
        <draw:custom-shape draw:style-name="gr22" draw:text-style-name="P5" draw:layer="layout" svg:width="4.1cm" svg:height="3.1cm" svg:x="21.7cm" svg:y="7.102cm">
          <text:p text:style-name="P1">.mafs.gz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3.898cm" svg:height="2.384cm" svg:x="21.902cm" svg:y="5.44cm">
          <draw:text-box>
            <text:p text:style-name="P2">Allele frequencies</text:p>
          </draw:text-box>
        </draw:frame>
        <draw:line draw:style-name="gr5" draw:text-style-name="P6" draw:layer="layout" svg:x1="14.6cm" svg:y1="5.3cm" svg:x2="21.8cm" svg:y2="8.8cm">
          <text:p/>
        </draw:line>
        <draw:line draw:style-name="gr9" draw:text-style-name="P6" draw:layer="layout" svg:x1="14.6cm" svg:y1="5.3cm" svg:x2="20.2cm" svg:y2="6.8cm">
          <text:p/>
        </draw:line>
        <draw:line draw:style-name="gr9" draw:text-style-name="P6" draw:layer="layout" svg:x1="21.7cm" svg:y1="8.8cm" svg:x2="20.2cm" svg:y2="6.8cm">
          <text:p/>
        </draw:line>
        <draw:line draw:style-name="gr5" draw:text-style-name="P6" draw:layer="layout" svg:x1="20.2cm" svg:y1="6.8cm" svg:x2="20.2cm" svg:y2="5.301cm">
          <text:p/>
        </draw:line>
        <draw:custom-shape draw:style-name="gr13" draw:text-style-name="P2" draw:layer="layout" svg:width="0.2cm" svg:height="0.2cm" svg:x="20.1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draw:layer="layout" svg:width="4.1cm" svg:height="3.1cm" svg:x="13.8cm" svg:y="9.403cm">
          <text:p text:style-name="P1">.mafs.gz</text:p>
          <text:p text:style-name="P1">.geno.gz</text:p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3.898cm" svg:height="1.059cm" svg:x="13.8cm" svg:y="12.541cm">
          <draw:text-box>
            <text:p text:style-name="P2">SNP calling</text:p>
          </draw:text-box>
        </draw:frame>
        <draw:line draw:style-name="gr16" draw:text-style-name="P6" draw:layer="layout" svg:x1="21.7cm" svg:y1="8.8cm" svg:x2="17.9cm" svg:y2="11cm">
          <text:p/>
        </draw:line>
        <draw:line draw:style-name="gr5" draw:text-style-name="P6" draw:layer="layout" svg:x1="14.6cm" svg:y1="5.3cm" svg:x2="15.6cm" svg:y2="7.8cm">
          <text:p/>
        </draw:line>
        <draw:line draw:style-name="gr9" draw:text-style-name="P6" draw:layer="layout" svg:x1="21.7cm" svg:y1="8.8cm" svg:x2="15.6cm" svg:y2="7.8cm">
          <text:p/>
        </draw:line>
        <draw:custom-shape draw:style-name="gr13" draw:text-style-name="P2" draw:layer="layout" svg:width="0.2cm" svg:height="0.2cm" svg:x="15.501cm" svg:y="7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20.2cm" svg:y1="5.3cm" svg:x2="15.6cm" svg:y2="7.8cm">
          <text:p/>
        </draw:line>
        <draw:line draw:style-name="gr5" draw:text-style-name="P6" draw:layer="layout" svg:x1="15.6cm" svg:y1="7.8cm" svg:x2="15.6cm" svg:y2="9.403cm">
          <text:p/>
        </draw:line>
        <draw:frame draw:style-name="gr17" draw:text-style-name="P10" draw:layer="layout" svg:width="1.848cm" svg:height="2.471cm" svg:x="5.2cm" svg:y="1cm">
          <draw:text-box>
            <text:p><text:span text:style-name="T2">-bam</text:span></text:p>
            <text:p><text:span text:style-name="T2">-ref</text:span></text:p>
            <text:p><text:span text:style-name="T2">-out</text:span></text:p>
            <text:p><text:span text:style-name="T2">-minQ</text:span></text:p>
          </draw:text-box>
        </draw:frame>
        <draw:frame draw:style-name="gr24" draw:text-style-name="P10" draw:layer="layout" svg:width="1.852cm" svg:height="1.361cm" svg:x="10.7cm" svg:y="2.101cm">
          <draw:text-box>
            <text:p><text:span text:style-name="T2">-GL</text:span></text:p>
            <text:p><text:span text:style-name="T2">-doGlf</text:span></text:p>
          </draw:text-box>
        </draw:frame>
        <draw:frame draw:style-name="gr25" draw:text-style-name="P10" draw:layer="layout" svg:width="2.428cm" svg:height="1.361cm" svg:x="16.3cm" svg:y="2.102cm">
          <draw:text-box>
            <text:p><text:span text:style-name="T2">-doGeno</text:span></text:p>
            <text:p><text:span text:style-name="T2">-doPost</text:span></text:p>
          </draw:text-box>
        </draw:frame>
        <draw:frame draw:style-name="gr26" draw:text-style-name="P10" draw:layer="layout" svg:width="3.69cm" svg:height="1.361cm" svg:x="16.4cm" svg:y="7.003cm">
          <draw:text-box>
            <text:p><text:span text:style-name="T2">-doMajorMinor</text:span></text:p>
            <text:p><text:span text:style-name="T2">-doMaf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7" draw:text-style-name="P5" draw:layer="layout" svg:width="4.1cm" svg:height="3.1cm" svg:x="2cm" svg:y="3.262cm">
          <text:p text:style-name="P1">.glf.gz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498cm" svg:height="2.062cm" svg:x="2.402cm" svg:y="1.6cm">
          <draw:text-box>
            <text:p text:style-name="P2">Genotype likelihoods</text:p>
          </draw:text-box>
        </draw:frame>
        <draw:custom-shape draw:style-name="gr28" draw:text-style-name="P5" draw:layer="layout" svg:width="4.1cm" svg:height="3.1cm" svg:x="8.6cm" svg:y="3.263cm">
          <text:p text:style-name="P1">.saf.idx.gz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5.4cm" svg:height="2.384cm" svg:x="7.9cm" svg:y="1.601cm">
          <draw:text-box>
            <text:p text:style-name="P2">Allele frequency likelihoods</text:p>
          </draw:text-box>
        </draw:frame>
        <draw:frame draw:style-name="gr29" draw:text-style-name="P10" draw:layer="layout" svg:width="1.963cm" svg:height="1.361cm" svg:x="6.248cm" svg:y="3.4cm">
          <draw:text-box>
            <text:p><text:span text:style-name="T2"/></text:p>
            <text:p><text:span text:style-name="T2">-doSaf</text:span></text:p>
          </draw:text-box>
        </draw:frame>
        <draw:custom-shape draw:style-name="gr30" draw:text-style-name="P5" draw:layer="layout" svg:width="4.1cm" svg:height="3.1cm" svg:x="15.2cm" svg:y="3.264cm">
          <text:p text:style-name="P1">.sfs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4.9cm" svg:height="2.384cm" svg:x="14.8cm" svg:y="1.602cm">
          <draw:text-box>
            <text:p text:style-name="P2">Site frequency spectrum</text:p>
          </draw:text-box>
        </draw:frame>
        <draw:line draw:style-name="gr9" draw:text-style-name="P6" draw:layer="layout" svg:x1="12.7cm" svg:y1="4.774cm" svg:x2="15.2cm" svg:y2="4.774cm">
          <text:p/>
        </draw:line>
        <draw:line draw:style-name="gr9" draw:text-style-name="P6" draw:layer="layout" svg:x1="6.1cm" svg:y1="4.774cm" svg:x2="8.6cm" svg:y2="4.774cm">
          <text:p/>
        </draw:line>
        <draw:frame draw:style-name="gr31" draw:text-style-name="P10" draw:layer="layout" svg:width="2.288cm" svg:height="1.361cm" svg:x="12.749cm" svg:y="3.401cm">
          <draw:text-box>
            <text:p><text:span text:style-name="T2"/></text:p>
            <text:p><text:span text:style-name="T3">realSFS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32" draw:text-style-name="P5" draw:layer="layout" svg:width="4.1cm" svg:height="3.1cm" svg:x="2cm" svg:y="3.262cm">
          <text:p text:style-name="P1">.glf.gz</text:p>
          <draw:enhanced-geometry svg:viewBox="0 0 21600 21600" draw:type="rectangle" draw:enhanced-path="M 0 0 L 21600 0 21600 21600 0 21600 0 0 Z N"/>
        </draw:custom-shape>
        <draw:frame draw:style-name="gr33" draw:text-style-name="P4" draw:layer="layout" svg:width="3.498cm" svg:height="2.062cm" svg:x="2.402cm" svg:y="1.6cm">
          <draw:text-box>
            <text:p text:style-name="P2">Genotype likelihoods</text:p>
          </draw:text-box>
        </draw:frame>
        <draw:custom-shape draw:style-name="gr34" draw:text-style-name="P5" draw:layer="layout" svg:width="4.1cm" svg:height="3.1cm" svg:x="8.6cm" svg:y="3.263cm">
          <text:p text:style-name="P1">.saf.idx.gz</text:p>
          <draw:enhanced-geometry svg:viewBox="0 0 21600 21600" draw:type="rectangle" draw:enhanced-path="M 0 0 L 21600 0 21600 21600 0 21600 0 0 Z N"/>
        </draw:custom-shape>
        <draw:frame draw:style-name="gr35" draw:text-style-name="P7" draw:layer="layout" svg:width="5.4cm" svg:height="2.384cm" svg:x="7.9cm" svg:y="1.601cm">
          <draw:text-box>
            <text:p text:style-name="P2">Allele frequency likelihoods</text:p>
          </draw:text-box>
        </draw:frame>
        <draw:frame draw:style-name="gr36" draw:text-style-name="P10" draw:layer="layout" svg:width="1.963cm" svg:height="1.361cm" svg:x="6.248cm" svg:y="3.4cm">
          <draw:text-box>
            <text:p><text:span text:style-name="T2"/></text:p>
            <text:p><text:span text:style-name="T2">-doSaf</text:span></text:p>
          </draw:text-box>
        </draw:frame>
        <draw:line draw:style-name="gr37" draw:text-style-name="P6" draw:layer="layout" svg:x1="12.7cm" svg:y1="4.774cm" svg:x2="14.612cm" svg:y2="7.761cm">
          <text:p/>
        </draw:line>
        <draw:line draw:style-name="gr37" draw:text-style-name="P6" draw:layer="layout" svg:x1="6.1cm" svg:y1="4.774cm" svg:x2="8.6cm" svg:y2="4.774cm">
          <text:p/>
        </draw:line>
        <draw:custom-shape draw:style-name="gr38" draw:text-style-name="P5" draw:layer="layout" svg:width="4.1cm" svg:height="3.1cm" svg:x="2cm" svg:y="8.863cm">
          <text:p text:style-name="P1">.glf.gz</text:p>
          <draw:enhanced-geometry svg:viewBox="0 0 21600 21600" draw:type="rectangle" draw:enhanced-path="M 0 0 L 21600 0 21600 21600 0 21600 0 0 Z N"/>
        </draw:custom-shape>
        <draw:frame draw:style-name="gr33" draw:text-style-name="P4" draw:layer="layout" svg:width="3.498cm" svg:height="2.062cm" svg:x="2.402cm" svg:y="7.201cm">
          <draw:text-box>
            <text:p text:style-name="P2">Genotype likelihoods</text:p>
          </draw:text-box>
        </draw:frame>
        <draw:custom-shape draw:style-name="gr39" draw:text-style-name="P5" draw:layer="layout" svg:width="4.1cm" svg:height="3.1cm" svg:x="8.6cm" svg:y="8.864cm">
          <text:p text:style-name="P1">.saf.idx.gz</text:p>
          <draw:enhanced-geometry svg:viewBox="0 0 21600 21600" draw:type="rectangle" draw:enhanced-path="M 0 0 L 21600 0 21600 21600 0 21600 0 0 Z N"/>
        </draw:custom-shape>
        <draw:frame draw:style-name="gr35" draw:text-style-name="P7" draw:layer="layout" svg:width="5.4cm" svg:height="2.384cm" svg:x="7.9cm" svg:y="7.202cm">
          <draw:text-box>
            <text:p text:style-name="P2">Allele frequency likelihoods</text:p>
          </draw:text-box>
        </draw:frame>
        <draw:frame draw:style-name="gr36" draw:text-style-name="P10" draw:layer="layout" svg:width="1.963cm" svg:height="1.361cm" svg:x="6.248cm" svg:y="9.001cm">
          <draw:text-box>
            <text:p><text:span text:style-name="T2"/></text:p>
            <text:p><text:span text:style-name="T2">-doSaf</text:span></text:p>
          </draw:text-box>
        </draw:frame>
        <draw:custom-shape draw:style-name="gr40" draw:text-style-name="P5" draw:layer="layout" svg:width="4.1cm" svg:height="3.1cm" svg:x="17.2cm" svg:y="6.065cm">
          <text:p text:style-name="P1">.sfs</text:p>
          <draw:enhanced-geometry svg:viewBox="0 0 21600 21600" draw:type="rectangle" draw:enhanced-path="M 0 0 L 21600 0 21600 21600 0 21600 0 0 Z N"/>
        </draw:custom-shape>
        <draw:frame draw:style-name="gr35" draw:text-style-name="P7" draw:layer="layout" svg:width="6.2cm" svg:height="2.384cm" svg:x="16.1cm" svg:y="4.416cm">
          <draw:text-box>
            <text:p text:style-name="P2">Joint site frequency spectrum</text:p>
          </draw:text-box>
        </draw:frame>
        <draw:line draw:style-name="gr37" draw:text-style-name="P6" draw:layer="layout" svg:x1="12.7cm" svg:y1="10.375cm" svg:x2="14.612cm" svg:y2="7.761cm">
          <text:p/>
        </draw:line>
        <draw:line draw:style-name="gr37" draw:text-style-name="P6" draw:layer="layout" svg:x1="6.1cm" svg:y1="10.375cm" svg:x2="8.6cm" svg:y2="10.375cm">
          <text:p/>
        </draw:line>
        <draw:frame draw:style-name="gr41" draw:text-style-name="P10" draw:layer="layout" svg:width="2.288cm" svg:height="1.361cm" svg:x="14.612cm" svg:y="6.4cm">
          <draw:text-box>
            <text:p><text:span text:style-name="T2"/></text:p>
            <text:p><text:span text:style-name="T3">realSFS</text:span></text:p>
          </draw:text-box>
        </draw:frame>
        <draw:custom-shape draw:style-name="gr13" draw:text-style-name="P2" draw:layer="layout" svg:width="0.2cm" svg:height="0.2cm" svg:x="14.5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6" draw:layer="layout" svg:x1="14.7cm" svg:y1="7.661cm" svg:x2="17.2cm" svg:y2="7.661cm">
          <text:p/>
        </draw:line>
        <presentation:notes draw:style-name="dp2">
          <draw:page-thumbnail draw:style-name="gr18" draw:layer="layout" svg:width="19.798cm" svg:height="11.136cm" svg:x="0.6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42" draw:text-style-name="P5" draw:layer="layout" svg:width="4.1cm" svg:height="3.1cm" svg:x="0.9cm" svg:y="1.962cm">
          <text:p text:style-name="P1">.glf.gz</text:p>
          <draw:enhanced-geometry svg:viewBox="0 0 21600 21600" draw:type="rectangle" draw:enhanced-path="M 0 0 L 21600 0 21600 21600 0 21600 0 0 Z N"/>
        </draw:custom-shape>
        <draw:frame draw:style-name="gr43" draw:text-style-name="P4" draw:layer="layout" svg:width="3.498cm" svg:height="2.062cm" svg:x="1.302cm" svg:y="0.3cm">
          <draw:text-box>
            <text:p text:style-name="P2">Genotype likelihoods</text:p>
          </draw:text-box>
        </draw:frame>
        <draw:custom-shape draw:style-name="gr44" draw:text-style-name="P5" draw:layer="layout" svg:width="4.1cm" svg:height="3.1cm" svg:x="7.5cm" svg:y="1.963cm">
          <text:p text:style-name="P1">.saf.idx</text:p>
          <draw:enhanced-geometry svg:viewBox="0 0 21600 21600" draw:type="rectangle" draw:enhanced-path="M 0 0 L 21600 0 21600 21600 0 21600 0 0 Z N"/>
        </draw:custom-shape>
        <draw:frame draw:style-name="gr45" draw:text-style-name="P7" draw:layer="layout" svg:width="5.4cm" svg:height="2.384cm" svg:x="6.8cm" svg:y="0.301cm">
          <draw:text-box>
            <text:p text:style-name="P2">Allele frequency likelihoods</text:p>
          </draw:text-box>
        </draw:frame>
        <draw:frame draw:style-name="gr46" draw:text-style-name="P10" draw:layer="layout" svg:width="1.963cm" svg:height="1.361cm" svg:x="5.148cm" svg:y="2.1cm">
          <draw:text-box>
            <text:p><text:span text:style-name="T2"/></text:p>
            <text:p><text:span text:style-name="T2">-doSaf</text:span></text:p>
          </draw:text-box>
        </draw:frame>
        <draw:line draw:style-name="gr47" draw:text-style-name="P6" draw:layer="layout" svg:x1="11.6cm" svg:y1="3.474cm" svg:x2="13.512cm" svg:y2="6.461cm">
          <text:p/>
        </draw:line>
        <draw:line draw:style-name="gr47" draw:text-style-name="P6" draw:layer="layout" svg:x1="5cm" svg:y1="3.474cm" svg:x2="7.5cm" svg:y2="3.474cm">
          <text:p/>
        </draw:line>
        <draw:custom-shape draw:style-name="gr48" draw:text-style-name="P5" draw:layer="layout" svg:width="4.1cm" svg:height="3.1cm" svg:x="0.9cm" svg:y="7.563cm">
          <text:p text:style-name="P1">.glf.gz</text:p>
          <draw:enhanced-geometry svg:viewBox="0 0 21600 21600" draw:type="rectangle" draw:enhanced-path="M 0 0 L 21600 0 21600 21600 0 21600 0 0 Z N"/>
        </draw:custom-shape>
        <draw:frame draw:style-name="gr43" draw:text-style-name="P4" draw:layer="layout" svg:width="3.498cm" svg:height="2.062cm" svg:x="1.302cm" svg:y="5.901cm">
          <draw:text-box>
            <text:p text:style-name="P2">Genotype likelihoods</text:p>
          </draw:text-box>
        </draw:frame>
        <draw:custom-shape draw:style-name="gr49" draw:text-style-name="P5" draw:layer="layout" svg:width="4.1cm" svg:height="3.1cm" svg:x="7.5cm" svg:y="7.564cm">
          <text:p text:style-name="P1">.saf.idx</text:p>
          <draw:enhanced-geometry svg:viewBox="0 0 21600 21600" draw:type="rectangle" draw:enhanced-path="M 0 0 L 21600 0 21600 21600 0 21600 0 0 Z N"/>
        </draw:custom-shape>
        <draw:frame draw:style-name="gr45" draw:text-style-name="P7" draw:layer="layout" svg:width="5.4cm" svg:height="2.384cm" svg:x="6.8cm" svg:y="5.902cm">
          <draw:text-box>
            <text:p text:style-name="P2">Allele frequency likelihoods</text:p>
          </draw:text-box>
        </draw:frame>
        <draw:frame draw:style-name="gr46" draw:text-style-name="P10" draw:layer="layout" svg:width="1.963cm" svg:height="1.361cm" svg:x="5.148cm" svg:y="7.701cm">
          <draw:text-box>
            <text:p><text:span text:style-name="T2"/></text:p>
            <text:p><text:span text:style-name="T2">-doSaf</text:span></text:p>
          </draw:text-box>
        </draw:frame>
        <draw:custom-shape draw:style-name="gr50" draw:text-style-name="P5" draw:layer="layout" svg:width="4.1cm" svg:height="3.1cm" svg:x="16.1cm" svg:y="4.765cm">
          <text:p text:style-name="P1">.sfs</text:p>
          <draw:enhanced-geometry svg:viewBox="0 0 21600 21600" draw:type="rectangle" draw:enhanced-path="M 0 0 L 21600 0 21600 21600 0 21600 0 0 Z N"/>
        </draw:custom-shape>
        <draw:frame draw:style-name="gr45" draw:text-style-name="P7" draw:layer="layout" svg:width="6.2cm" svg:height="2.384cm" svg:x="15cm" svg:y="3.116cm">
          <draw:text-box>
            <text:p text:style-name="P2">Joint site frequency spectrum</text:p>
          </draw:text-box>
        </draw:frame>
        <draw:line draw:style-name="gr47" draw:text-style-name="P6" draw:layer="layout" svg:x1="11.6cm" svg:y1="9.075cm" svg:x2="13.512cm" svg:y2="6.461cm">
          <text:p/>
        </draw:line>
        <draw:line draw:style-name="gr47" draw:text-style-name="P6" draw:layer="layout" svg:x1="5cm" svg:y1="9.075cm" svg:x2="7.5cm" svg:y2="9.075cm">
          <text:p/>
        </draw:line>
        <draw:frame draw:style-name="gr51" draw:text-style-name="P10" draw:layer="layout" svg:width="2.288cm" svg:height="1.361cm" svg:x="13.512cm" svg:y="5.1cm">
          <draw:text-box>
            <text:p><text:span text:style-name="T2"/></text:p>
            <text:p><text:span text:style-name="T3">realSFS</text:span></text:p>
          </draw:text-box>
        </draw:frame>
        <draw:custom-shape draw:style-name="gr52" draw:text-style-name="P2" draw:layer="layout" svg:width="0.2cm" svg:height="0.2cm" svg:x="13.4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6" draw:layer="layout" svg:x1="13.6cm" svg:y1="6.361cm" svg:x2="16.1cm" svg:y2="6.361cm">
          <text:p/>
        </draw:line>
        <draw:custom-shape draw:style-name="gr53" draw:text-style-name="P5" draw:layer="layout" svg:width="4.1cm" svg:height="3.1cm" svg:x="16.1cm" svg:y="11.065cm">
          <text:p text:style-name="P1">.fst.idx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8cm" svg:y1="7.865cm" svg:x2="18cm" svg:y2="9.4cm">
          <text:p/>
        </draw:line>
        <presentation:notes draw:style-name="dp2">
          <draw:page-thumbnail draw:style-name="gr18" draw:layer="layout" svg:width="19.798cm" svg:height="11.136cm" svg:x="0.6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7T11:53:11.567832476</meta:creation-date>
    <dc:date>2019-07-19T14:32:05.734209592</dc:date>
    <meta:editing-duration>PT11M30S</meta:editing-duration>
    <meta:editing-cycles>3</meta:editing-cycles>
    <meta:generator>LibreOffice/6.1.2.1$Linux_X86_64 LibreOffice_project/10$Build-1</meta:generator>
    <dc:creator>Matteo Fumagalli</dc:creator>
    <meta:document-statistic meta:object-count="140"/>
  </office:meta>
</office:document-meta>
</file>